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start" style:justify-single-word="false"/>
      <style:text-properties fo:font-size="14pt" fo:font-weight="bold" officeooo:rsid="00125979" officeooo:paragraph-rsid="00125979" style:font-size-asian="14pt" style:font-weight-asian="bold" style:font-size-complex="14pt" style:font-weight-complex="bold"/>
    </style:style>
    <style:style style:name="P3" style:family="paragraph" style:parent-style-name="Standard">
      <style:paragraph-properties fo:text-align="end" style:justify-single-word="false"/>
      <style:text-properties officeooo:paragraph-rsid="0010b051"/>
    </style:style>
    <style:style style:name="P4" style:family="paragraph" style:parent-style-name="Standard">
      <style:paragraph-properties fo:text-align="center" style:justify-single-word="false"/>
      <style:text-properties fo:font-size="13pt" officeooo:paragraph-rsid="0010b051" style:font-size-asian="13pt" style:font-size-complex="13pt"/>
    </style:style>
    <style:style style:name="P5" style:family="paragraph" style:parent-style-name="Standard">
      <style:paragraph-properties fo:text-align="center" style:justify-single-word="false"/>
      <style:text-properties fo:font-weight="bold" officeooo:paragraph-rsid="0010b051" style:font-weight-asian="bold" style:font-weight-complex="bold"/>
    </style:style>
    <style:style style:name="P6" style:family="paragraph" style:parent-style-name="Standard">
      <style:paragraph-properties fo:text-align="center" style:justify-single-word="false"/>
      <style:text-properties officeooo:paragraph-rsid="0010b051"/>
    </style:style>
    <style:style style:name="P7" style:family="paragraph" style:parent-style-name="Standard">
      <style:paragraph-properties fo:text-align="start" style:justify-single-word="false"/>
      <style:text-properties officeooo:rsid="00125979" officeooo:paragraph-rsid="00125979"/>
    </style:style>
    <style:style style:name="P8" style:family="paragraph" style:parent-style-name="Standard">
      <style:paragraph-properties fo:text-align="start" style:justify-single-word="false"/>
      <style:text-properties officeooo:paragraph-rsid="00125979"/>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style:style>
    <style:style style:name="P1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43c5b" officeooo:paragraph-rsid="00143c5b"/>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font-size="14pt" fo:letter-spacing="normal" fo:font-style="normal" fo:font-weight="bold" officeooo:rsid="00143c5b" officeooo:paragraph-rsid="00143c5b" style:font-size-asian="14pt" style:font-weight-asian="bold" style:font-size-complex="14pt" style:font-weight-complex="bold"/>
    </style:style>
    <style:style style:name="P12"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P13" style:family="paragraph" style:parent-style-name="Text_20_body" style:list-style-name="L1">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paragraph-rsid="00125979"/>
    </style:style>
    <style:style style:name="P14" style:family="paragraph" style:parent-style-name="Text_20_body" style:list-style-name="L2">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style:style>
    <style:style style:name="P15" style:family="paragraph" style:parent-style-name="Text_20_body" style:list-style-name="L3">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P16"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T1" style:family="text">
      <style:text-properties officeooo:rsid="0010b051"/>
    </style:style>
    <style:style style:name="T2" style:family="text">
      <style:text-properties officeooo:rsid="00125979"/>
    </style:style>
    <style:style style:name="T3" style:family="text">
      <style:text-properties fo:font-variant="normal" fo:text-transform="none" fo:letter-spacing="normal" fo:font-style="normal" fo:font-weight="normal"/>
    </style:style>
    <style:style style:name="T4" style:family="text">
      <style:text-properties officeooo:rsid="00156180"/>
    </style:style>
    <style:style style:name="T5" style:family="text">
      <style:text-properties officeooo:rsid="00189f81"/>
    </style:style>
    <style:style style:name="T6" style:family="text">
      <style:text-properties fo:font-weight="bold" officeooo:rsid="00156180" style:font-weight-asian="bold" style:font-weight-complex="bold"/>
    </style:style>
    <style:style style:name="T7" style:family="text">
      <style:text-properties officeooo:rsid="001a51a4"/>
    </style:style>
    <style:style style:name="T8" style:family="text">
      <style:text-properties officeooo:rsid="001c40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4">Факультет информационных технологий и прикладной математики</text:p>
      <text:p text:style-name="P4">Кафедра вычислительной математики и программирования</text:p>
      <text:p text:style-name="P4"/>
      <text:p text:style-name="P4"/>
      <text:p text:style-name="P4"/>
      <text:p text:style-name="P5">Отчет по лабораторной работе №<text:span text:style-name="T2">7</text:span> </text:p>
      <text:p text:style-name="P5">«<text:span text:style-name="T2">Ранжирование TF-IDF</text:span>»</text:p>
      <text:p text:style-name="P5">по курсу</text:p>
      <text:p text:style-name="P5">«Информационный поиск»</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Группа: М80-108М-17 </text:p>
      <text:p text:style-name="P3">Выполнил: <text:span text:style-name="T1">Забарин Н.И.</text:span> </text:p>
      <text:p text:style-name="P3">Преподаватель: А.Л. Калинин </text:p>
      <text:p text:style-name="P3"/>
      <text:p text:style-name="P3"/>
      <text:p text:style-name="P3"/>
      <text:p text:style-name="P3"/>
      <text:p text:style-name="P6">Москва, 2018</text:p>
      <text:p text:style-name="P2"><text:soft-page-break/>Задание</text:p>
      <text:p text:style-name="P8"><text:span text:style-name="T2"><text:tab/></text:span><text:span text:style-name="T3">Необходимо сделать ранжированный поиск на основании схемы ранжирования </text:span></text:p>
      <text:p text:style-name="P9">TF-IDF. Теперь, если запрос содержит в себе только термины через пробелы, то его надо трактовать как нечёткий запрос, т.е. допускать неполное соответствие документа терминам запроса и т.п. Примеры запросов:</text:p>
      <text:list xml:id="list1883473886" text:style-name="L1">
        <text:list-item>
          <text:p text:style-name="P13">[ роза цветок]</text:p>
        </text:list-item>
        <text:list-item>
          <text:p text:style-name="P13">[ московский авиационный институт ]</text:p>
        </text:list-item>
      </text:list>
      <text:p text:style-name="P9"><text:tab/>Если запрос содержит в себе операторы булева поиска, то запрос надо трактовать как булев, т.е. соответствие должно быть строгим, но порядок выдачи должен быть определён ранжированием TF-IDF. Например:</text:p>
      <text:list xml:id="list4116157449" text:style-name="L2">
        <text:list-item>
          <text:p text:style-name="P14">[ роза &amp;&amp; цветок]</text:p>
        </text:list-item>
        <text:list-item>
          <text:p text:style-name="P14">[ московский &amp;&amp; авиационный &amp;&amp; институт ]</text:p>
        </text:list-item>
      </text:list>
      <text:p text:style-name="P9"><text:tab/>В отчёте нужно привести несколько примеров выполнения запросов, как удачных, так и не удачных.</text:p>
      <text:p text:style-name="P9"/>
      <text:p text:style-name="P11">Решение</text:p>
      <text:p text:style-name="P10"><text:tab/>Для вычисления индекса TF-IDF добавим в формат записи термина индекс IDF, который будем вычислять на этапе индексации. А так же у каждого вхождения термина в блок будем хранить число слов в документе и число вхождений данного термина в документ. Хранение числа слов документа в каждом вхождении избыточно, но позволит быстро вычислять TF индекс для данной пары термин-документ.</text:p>
      <text:p text:style-name="P10"/>
      <text:p text:style-name="P10"><text:tab/>Что бы в поисковой выдаче документы были отсортированы необходимо сначала получить все результаты поиска, что невозможно из-за ограничения по оперативной памяти, от временной записи результатов на диск придется отказаться, т.к. SSD диски имеют ограниченное число циклов записи. Реализована следующая схема выполняем поиск всех результатов, для каждого результата вычисляем индекс, будем хранить в специальном итераторе только 1000 лучших результатов, <text:span text:style-name="T7">будем использовать для этого модуль heapq</text:span>. То есть одновременно в памяти будет находиться порядка 1000 результатов поиска, это вполне можно себе позволить. </text:p>
      <text:p text:style-name="P10"><text:tab/></text:p>
      <text:p text:style-name="P10"><text:tab/><text:span text:style-name="T6">Булевы операции над TF-IDF индексом</text:span><text:span text:style-name="T4">, при точном совпадении с запросом необходимо так же вычислять TF-IDF индекс, для этого необходимо определить логические операции над этим индексом:</text:span></text:p>
      <text:list xml:id="list480757372" text:style-name="L3">
        <text:list-item>
          <text:p text:style-name="P15">термин, для одиночного термина индекс будет вычисляться по обычной формуле.</text:p>
        </text:list-item>
        <text:list-item>
          <text:p text:style-name="P15">&amp;, для логического И, индекс двух слагаемых просто складывается.</text:p>
        </text:list-item>
        <text:list-item>
          <text:p text:style-name="P15">|, для логического ИЛИ есть два варианта, когда только одно из слагаемых Истино возвращаем индекс слагаемого, если оба Истины то возвращаем сумму.</text:p>
        </text:list-item>
        <text:list-item>
          <text:p text:style-name="P15">/, <text:span text:style-name="T5">для цитатного поиска все не очевидно, будем брать число вхождений цитаты в документ, умножать на число слов в цитате в квадрате, делить на число слов в документе, и умножать на константу заменяющую IDF.</text:span></text:p>
        </text:list-item>
        <text:list-item>
          <text:p text:style-name="P15">!, <text:span text:style-name="T5">отрицание имеет значение индекса как у слагаемого.</text:span></text:p>
        </text:list-item>
      </text:list>
      <text:p text:style-name="P12"/>
      <text:p text:style-name="P12"><text:tab/><text:span text:style-name="T8">Минусы, основной недостаток это сильное ухудшение производительности, время выполнения запроса прямо пропорционально количеству результатов. Вторым минусом является ограничение на 1000 результатов, не считаю это плохим результатом, тк это число легко увеличивается, главное что бы хватало оперативной памяти. И третий момент — TF-IDF метрика считается отдельно для каждого файла-индекса.</text:span></text:p>
      <text:p text:style-name="P12"/>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5-11T20:03:24.689003514</dc:date>
    <meta:editing-duration>PT3H8M36S</meta:editing-duration>
    <meta:editing-cycles>9</meta:editing-cycles>
    <meta:generator>LibreOffice/5.3.1.2$Linux_X86_64 LibreOffice_project/30m0$Build-2</meta:generator>
    <meta:document-statistic meta:table-count="0" meta:image-count="0" meta:object-count="0" meta:page-count="2" meta:paragraph-count="32" meta:word-count="439" meta:character-count="3158" meta:non-whitespace-character-count="2744"/>
  </office:meta>
</office:document-meta>
</file>